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3" style:parent-style-name="Абзацсписка" style:list-style-name="LFO1" style:family="paragraph">
      <style:text-properties style:font-name="Arial" style:font-name-complex="Arial" fo:font-size="14pt" style:font-size-asian="14pt" style:font-size-complex="14pt"/>
    </style:style>
    <style:style style:name="P4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5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6" style:parent-style-name="Абзацсписка" style:list-style-name="LFO1" style:family="paragraph">
      <style:text-properties style:font-name="Arial" style:font-name-complex="Arial" fo:font-size="14pt" style:font-size-asian="14pt" style:font-size-complex="14pt"/>
    </style:style>
    <style:style style:name="P7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8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9" style:parent-style-name="Абзацсписка" style:list-style-name="LFO1" style:family="paragraph">
      <style:text-properties style:font-name="Arial" style:font-name-complex="Arial" fo:font-size="14pt" style:font-size-asian="14pt" style:font-size-complex="14pt"/>
    </style:style>
    <style:style style:name="TableColumn11" style:family="table-column">
      <style:table-column-properties style:column-width="1.834in"/>
    </style:style>
    <style:style style:name="TableColumn12" style:family="table-column">
      <style:table-column-properties style:column-width="2.893in"/>
    </style:style>
    <style:style style:name="Table10" style:family="table">
      <style:table-properties style:width="4.727in" fo:margin-left="1.1229in" table:align="left"/>
    </style:style>
    <style:style style:name="TableRow13" style:family="table-row">
      <style:table-row-properties style:min-row-height="0.2895in"/>
    </style:style>
    <style:style style:name="TableCell1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" style:parent-style-name="Абзацсписка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" style:parent-style-name="Абзацсписка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8" style:family="table-row">
      <style:table-row-properties style:min-row-height="1.3708in"/>
    </style:style>
    <style:style style:name="TableCell19" style:family="table-cell">
      <style:table-cell-properties fo:border="0.0069in solid #999999" style:writing-mode="lr-tb" fo:padding-top="0in" fo:padding-left="0.075in" fo:padding-bottom="0in" fo:padding-right="0.075in"/>
    </style:style>
    <style:style style:name="P20" style:parent-style-name="Абзацсписка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0.0069in solid #999999" style:writing-mode="lr-tb" fo:padding-top="0in" fo:padding-left="0.075in" fo:padding-bottom="0in" fo:padding-right="0.075in"/>
    </style:style>
    <style:style style:name="P22" style:parent-style-name="Абзацсписка" style:family="paragraph">
      <style:text-properties style:font-name="Arial" style:font-name-complex="Arial" fo:font-size="10pt" style:font-size-asian="10pt" style:font-size-complex="10pt"/>
    </style:style>
    <style:style style:name="P23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24" style:parent-style-name="Абзацсписка" style:list-style-name="LFO1" style:family="paragraph">
      <style:text-properties style:font-name="Arial" style:font-name-complex="Arial" fo:font-size="14pt" style:font-size-asian="14pt" style:font-size-complex="14pt"/>
    </style:style>
    <style:style style:name="P25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6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7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8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9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0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1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2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3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4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5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6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7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8" style:parent-style-name="Обычный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9" style:parent-style-name="Обычный" style:family="paragraph">
      <style:paragraph-properties fo:margin-left="0.25in">
        <style:tab-stops/>
      </style:paragraph-properties>
    </style:style>
    <style:style style:name="T40" style:parent-style-name="Основнойшрифтабзаца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Вася ведёт математический кружок в начальной школе. Для каждой задачи он пишет программу, которая подставляет числа в выражение и считает ответ. Даны числа a, b, c. Выведи a * (b + c).</text:p>
        </text:list-item>
      </text:list>
      <text:p text:style-name="P2"/>
      <text:list text:style-name="LFO1" text:continue-numbering="true">
        <text:list-item>
          <text:p text:style-name="P3">Вася написал для детей много задач. Теперь он только подставляет в них разные числа. В каждую задачу нужно подставить два положительных числа — a и b. Хотя бы одно из них должно быть чётным.</text:p>
        </text:list-item>
      </text:list>
      <text:p text:style-name="P4">Даны два числа. Подойдут ли они для Васиной задачи? Выведи "ДА" или "НЕТ".</text:p>
      <text:p text:style-name="P5"/>
      <text:list text:style-name="LFO1" text:continue-numbering="true">
        <text:list-item>
          <text:p text:style-name="P6">У Васи в кружке n учеников. На каждом занятии они пишут свои имена в столбик. Вечером Вася переносит их в свой журнал. Имён много, переносить скучно. Чтобы скрасить это занятие, Вася считает буквы в каждом имени и загадывает: дойду до первого имени, количество букв в котором делится на 3, и съем шоколадку.</text:p>
        </text:list-item>
      </text:list>
      <text:p text:style-name="P7">Дано число n и n имён. Выведи номер первого имени, длина которого делится на 3, или "НЕТ", если такого имени нет. Нумерация начинается с единицы.</text:p>
      <text:p text:style-name="P8"/>
      <text:list text:style-name="LFO1" text:continue-numbering="true">
        <text:list-item>
          <text:p text:style-name="P9">Есть число N, а также N строк из произвольных символов и ещё одна строка S. Создай и выведи массив только тех строк, первый символ которых совпадает с первым символом строки S. Слова должны быть записаны в массив в таком же порядке, что и во входных данных.</text:p>
        </text:list-item>
      </text:list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Ввод</text:p>
          </table:table-cell>
          <table:table-cell table:style-name="TableCell16">
            <text:p text:style-name="P17">Вывод</text:p>
          </table:table-cell>
        </table:table-row>
        <table:table-row table:style-name="TableRow18">
          <table:table-cell table:style-name="TableCell19">
            <text:p text:style-name="P20">5<text:line-break/>стол<text:line-break/>4ссс!-сс??<text:line-break/>тссссс…<text:line-break/>стул<text:line-break/>серебро<text:line-break/>сорока</text:p>
          </table:table-cell>
          <table:table-cell table:style-name="TableCell21">
            <text:p text:style-name="P22">[‘стол‘, ‘стул‘, ‘серебро’]</text:p>
          </table:table-cell>
        </table:table-row>
      </table:table>
      <text:p text:style-name="P23"/>
      <text:list text:style-name="LFO1" text:continue-numbering="true">
        <text:list-item>
          <text:p text:style-name="P24">Исполнитель Редактор получает на вход строку цифр и преобразовывает её. Редактор может выполнять две команды, в обеих командах v и w обозначают цепочки символов.</text:p>
        </text:list-item>
      </text:list>
      <text:p text:style-name="P25">1. заменить (v, w)</text:p>
      <text:soft-page-break/>
      <text:p text:style-name="P26">2. нашлось (v)</text:p>
      <text:p text:style-name="P27">Первая команда заменяет в строке первое слева вхождение цепочки v на цепочку w. Если цепочки v в строке нет, эта команда не изменяет строку. Вторая команда проверяет, встречается ли цепочка v в строке исполнителя Редактор. Дана программа для исполнителя Редактор:</text:p>
      <text:p text:style-name="P28"/>
      <text:p text:style-name="P29"/>
      <text:p text:style-name="P30">НАЧАЛО</text:p>
      <text:p text:style-name="P31">ПОКА нашлось (2222) ИЛИ нашлось (666)</text:p>
      <text:p text:style-name="P32"><text:s text:c="2"/>ЕСЛИ нашлось (2222)</text:p>
      <text:p text:style-name="P33"><text:s text:c="4"/>ТО заменить (2222, 6)</text:p>
      <text:p text:style-name="P34"><text:s text:c="4"/>ИНАЧЕ заменить (666, 2)</text:p>
      <text:p text:style-name="P35"><text:s text:c="2"/>КОНЕЦ ЕСЛИ</text:p>
      <text:p text:style-name="P36">КОНЕЦ ПОКА</text:p>
      <text:p text:style-name="P37">КОНЕЦ</text:p>
      <text:p text:style-name="P38"/>
      <text:p text:style-name="P39"><text:span text:style-name="T40">Какая строка получится в результате применения приведённой выше программы к строке, состоящей из 239 идущих подряд цифр 6? В ответе запишите полученную строк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15T18:53:00Z</meta:creation-date>
    <dc:date>2025-04-15T19:02:00Z</dc:date>
    <meta:template xlink:href="Normal.dotm" xlink:type="simple"/>
    <meta:editing-cycles>2</meta:editing-cycles>
    <meta:editing-duration>PT540S</meta:editing-duration>
    <meta:document-statistic meta:page-count="2" meta:paragraph-count="4" meta:word-count="302" meta:character-count="2024" meta:row-count="14" meta:non-whitespace-character-count="1726"/>
  </office:meta>
</office:document-meta>
</file>